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ylas-Pro" svg:font-family="Nylas-Pro, Helvetica, 'Lucidi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1aa76"/>
    </style:style>
    <style:style style:name="P2" style:family="paragraph" style:parent-style-name="Standard">
      <style:paragraph-properties fo:text-align="justify" style:justify-single-word="false"/>
      <style:text-properties officeooo:rsid="0011aa76" officeooo:paragraph-rsid="0011aa76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1aa76" officeooo:paragraph-rsid="0011aa7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1aa76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b3f58"/>
    </style:style>
    <style:style style:name="T3" style:family="text">
      <style:text-properties style:font-name="Times New Roman" officeooo:rsid="000ce011"/>
    </style:style>
    <style:style style:name="T4" style:family="text">
      <style:text-properties style:font-name="Times New Roman" officeooo:rsid="000e1a6b"/>
    </style:style>
    <style:style style:name="T5" style:family="text">
      <style:text-properties officeooo:rsid="000ce011"/>
    </style:style>
    <style:style style:name="T6" style:family="text">
      <style:text-properties officeooo:rsid="000e1a6b"/>
    </style:style>
    <style:style style:name="T7" style:family="text">
      <style:text-properties officeooo:rsid="0010ac6b"/>
    </style:style>
    <style:style style:name="T8" style:family="text">
      <style:text-properties fo:font-variant="normal" fo:text-transform="none" fo:color="#231f20" style:font-name="Times New Roman" fo:font-size="10.5pt" fo:letter-spacing="normal" fo:font-style="normal" fo:font-weight="normal" officeooo:rsid="000b3f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/text:span></text:p>
      <text:p text:style-name="P4"><text:span text:style-name="T2">Meta-heuristics and Machine Learning for Detecting Cyber Attacks</text:span></text:p>
      <text:p text:style-name="P3"><text:span text:style-name="T2"/></text:p>
      <text:p text:style-name="P3"><text:span text:style-name="T2">D</text:span><text:span text:style-name="T1">escription and Purpose</text:span></text:p>
      <text:p text:style-name="P2"><text:span text:style-name="T1"/></text:p>
      <text:p text:style-name="P1"><text:span text:style-name="T2"><text:tab/>The exponential advancement of computer capability has allowed more complex applications to </text:span><text:span text:style-name="T4">develop</text:span><text:span text:style-name="T2"> with an increasing number of features. However, this growth has allowed the creation of </text:span><text:span text:style-name="T4">highly</text:span><text:span text:style-name="T2"> complex algorithms and </text:span><text:span text:style-name="T4">methods</text:span><text:span text:style-name="T2"> which goals are </text:span><text:span text:style-name="T3">to </text:span><text:span text:style-name="T4">expose</text:span><text:span text:style-name="T3">/attack systems. Today, more than ever, the multitude of attacks requires a system </text:span><text:span text:style-name="T4">to be able to efficiently detect and counter these various attacks</text:span><text:span text:style-name="T3">. </text:span>A Network Intrusion Detection System (NIDS) monitors network traffic flow <text:span text:style-name="T7">and packets</text:span> to <text:span text:style-name="T6">detect</text:span> attacks. The<text:span text:style-name="T5"> focus of this project is to combine both misuse-based NIDS and anomaly-based NIDS, analyse and create an innovative system which purpose is to identify attacks on a network. To do that, Machine Learning and Deep Learning algorithms and techniques (such as ensemble methods) will be studied and used appropriately to achieve accurate detection with low False Alarm Rates (FA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ylas-Pro" svg:font-family="Nylas-Pro, Helvetica, 'Lucidi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36:00.018376542</meta:creation-date>
    <dc:date>2019-03-21T15:10:04.158144411</dc:date>
    <meta:editing-duration>PT3H8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46" meta:character-count="976" meta:non-whitespace-character-count="831"/>
  </office:meta>
</office:document-meta>
</file>